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style:font-name="Times New Roman" style:font-name-complex="Times New Roman"/>
    </style:style>
    <style:style style:name="P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" style:parent-style-name="DefaultParagraphFont" style:family="text">
      <style:text-properties style:font-name="Times New Roman" style:font-name-complex="Times New Roman"/>
    </style:style>
    <style:style style:name="P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9" style:parent-style-name="Normal" style:list-style-name="LFO2" style:family="paragraph"/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1" style:parent-style-name="DefaultParagraphFont" style:family="text">
      <style:text-properties style:font-name="Times New Roman" style:font-name-complex="Times New Roman"/>
    </style:style>
    <style:style style:name="P1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3" style:parent-style-name="Normal" style:list-style-name="LFO3" style:family="paragraph"/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5" style:parent-style-name="DefaultParagraphFont" style:family="text">
      <style:text-properties style:font-name="Times New Roman" style:font-name-complex="Times New Roman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7" style:parent-style-name="DefaultParagraphFont" style:family="text">
      <style:text-properties style:font-name="Times New Roman" style:font-name-complex="Times New Roman"/>
    </style:style>
    <style:style style:name="P18" style:parent-style-name="Normal" style:list-style-name="LFO3" style:family="paragraph"/>
    <style:style style:name="T1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0" style:parent-style-name="DefaultParagraphFont" style:family="text">
      <style:text-properties style:font-name="Times New Roman" style:font-name-complex="Times New Roman"/>
    </style:style>
    <style:style style:name="T21" style:parent-style-name="DefaultParagraphFont" style:family="text">
      <style:text-properties style:font-name="Times New Roman" style:font-name-complex="Times New Roman"/>
    </style:style>
    <style:style style:name="P22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23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4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/>
    </style:style>
    <style:style style:name="P25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/>
    </style:style>
    <style:style style:name="P26" style:parent-style-name="Normal" style:family="paragraph">
      <style:text-properties style:font-name="Times New Roman" style:font-name-complex="Times New Roman"/>
    </style:style>
    <style:style style:name="P27" style:parent-style-name="Normal" style:family="paragraph">
      <style:paragraph-properties fo:text-align="center"/>
      <style:text-properties style:font-name="Times New Roman" style:font-name-complex="Times New Roman"/>
    </style:style>
    <style:style style:name="P28" style:parent-style-name="Normal" style:family="paragraph">
      <style:text-properties style:font-name="Times New Roman" style:font-name-complex="Times New Roman"/>
    </style:style>
    <style:style style:name="P29" style:parent-style-name="Normal" style:family="paragraph">
      <style:paragraph-properties fo:text-align="center"/>
      <style:text-properties style:font-name="Times New Roman" style:font-name-complex="Times New Roman"/>
    </style:style>
    <style:style style:name="P30" style:parent-style-name="Normal" style:family="paragraph">
      <style:paragraph-properties fo:text-align="center"/>
      <style:text-properties style:font-name="Times New Roman" style:font-name-complex="Times New Roman"/>
    </style:style>
    <style:style style:name="P31" style:parent-style-name="Normal" style:family="paragraph">
      <style:paragraph-properties fo:text-align="center"/>
      <style:text-properties style:font-name="Times New Roman" style:font-name-complex="Times New Roman"/>
    </style:style>
    <style:style style:name="P32" style:parent-style-name="Normal" style:family="paragraph">
      <style:paragraph-properties fo:text-align="center"/>
      <style:text-properties style:font-name="Times New Roman" style:font-name-complex="Times New Roman"/>
    </style:style>
    <style:style style:name="P33" style:parent-style-name="Normal" style:family="paragraph">
      <style:paragraph-properties fo:text-align="center"/>
      <style:text-properties style:font-name="Times New Roman" style:font-name-complex="Times New Roman"/>
    </style:style>
    <style:style style:name="P34" style:parent-style-name="Normal" style:family="paragraph">
      <style:paragraph-properties fo:text-align="center"/>
      <style:text-properties style:font-name="Times New Roman" style:font-name-complex="Times New Roman"/>
    </style:style>
    <style:style style:name="P35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6" style:parent-style-name="Normal" style:family="paragraph">
      <style:text-properties style:font-name="Times New Roman" style:font-name-complex="Times New Roman"/>
    </style:style>
    <style:style style:name="P3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8" style:parent-style-name="Normal" style:list-style-name="LFO4" style:family="paragraph"/>
    <style:style style:name="T3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0" style:parent-style-name="DefaultParagraphFont" style:family="text">
      <style:text-properties style:font-name="Times New Roman" style:font-name-complex="Times New Roman"/>
    </style:style>
    <style:style style:name="P41" style:parent-style-name="Normal" style:list-style-name="LFO4" style:family="paragraph"/>
    <style:style style:name="T4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3" style:parent-style-name="DefaultParagraphFont" style:family="text">
      <style:text-properties style:font-name="Times New Roman" style:font-name-complex="Times New Roman"/>
    </style:style>
    <style:style style:name="P4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5" style:parent-style-name="Normal" style:list-style-name="LFO5" style:family="paragraph"/>
    <style:style style:name="T4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7" style:parent-style-name="DefaultParagraphFont" style:family="text">
      <style:text-properties style:font-name="Times New Roman" style:font-name-complex="Times New Roman"/>
    </style:style>
    <style:style style:name="P4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9" style:parent-style-name="Normal" style:list-style-name="LFO6" style:family="paragraph"/>
    <style:style style:name="T5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1" style:parent-style-name="DefaultParagraphFont" style:family="text">
      <style:text-properties style:font-name="Times New Roman" style:font-name-complex="Times New Roman"/>
    </style:style>
    <style:style style:name="P52" style:parent-style-name="Normal" style:list-style-name="LFO6" style:family="paragraph"/>
    <style:style style:name="T5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4" style:parent-style-name="DefaultParagraphFont" style:family="text">
      <style:text-properties style:font-name="Times New Roman" style:font-name-complex="Times New Roman"/>
    </style:style>
    <style:style style:name="P55" style:parent-style-name="Normal" style:list-style-name="LFO6" style:family="paragraph"/>
    <style:style style:name="T5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7" style:parent-style-name="DefaultParagraphFont" style:family="text">
      <style:text-properties style:font-name="Times New Roman" style:font-name-complex="Times New Roman"/>
    </style:style>
    <style:style style:name="T5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9" style:parent-style-name="DefaultParagraphFont" style:family="text">
      <style:text-properties style:font-name="Times New Roman" style:font-name-complex="Times New Roman"/>
    </style:style>
    <style:style style:name="T60" style:parent-style-name="DefaultParagraphFont" style:family="text">
      <style:text-properties style:font-name="Times New Roman" style:font-name-complex="Times New Roman"/>
    </style:style>
    <style:style style:name="P61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62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3" style:parent-style-name="Normal" style:family="paragraph">
      <style:text-properties style:font-name="Times New Roman" style:font-name-complex="Times New Roman"/>
    </style:style>
    <style:style style:name="P64" style:parent-style-name="Normal" style:family="paragraph">
      <style:text-properties style:font-name="Times New Roman" style:font-name-complex="Times New Roman"/>
    </style:style>
    <style:style style:name="P65" style:parent-style-name="Normal" style:family="paragraph">
      <style:text-properties style:font-name="Times New Roman" style:font-name-complex="Times New Roman"/>
    </style:style>
    <style:style style:name="P66" style:parent-style-name="Normal" style:family="paragraph">
      <style:text-properties style:font-name="Times New Roman" style:font-name-complex="Times New Roman"/>
    </style:style>
    <style:style style:name="P67" style:parent-style-name="Normal" style:family="paragraph">
      <style:text-properties style:font-name="Times New Roman" style:font-name-complex="Times New Roman"/>
    </style:style>
    <style:style style:name="P68" style:parent-style-name="Normal" style:family="paragraph">
      <style:text-properties style:font-name="Times New Roman" style:font-name-complex="Times New Roman"/>
    </style:style>
    <style:style style:name="P69" style:parent-style-name="Normal" style:family="paragraph">
      <style:text-properties style:font-name="Times New Roman" style:font-name-complex="Times New Roman"/>
    </style:style>
    <style:style style:name="P70" style:parent-style-name="Normal" style:family="paragraph">
      <style:text-properties style:font-name="Times New Roman" style:font-name-complex="Times New Roman"/>
    </style:style>
    <style:style style:name="P71" style:parent-style-name="Normal" style:family="paragraph">
      <style:text-properties style:font-name="Times New Roman" style:font-name-complex="Times New Roman"/>
    </style:style>
    <style:style style:name="P72" style:parent-style-name="Normal" style:family="paragraph">
      <style:text-properties style:font-name="Times New Roman" style:font-name-complex="Times New Roman"/>
    </style:style>
    <style:style style:name="P73" style:parent-style-name="Normal" style:family="paragraph">
      <style:text-properties style:font-name="Times New Roman" style:font-name-complex="Times New Roman"/>
    </style:style>
    <style:style style:name="P74" style:parent-style-name="Normal" style:family="paragraph">
      <style:text-properties style:font-name="Times New Roman" style:font-name-complex="Times New Roman"/>
    </style:style>
    <style:style style:name="P75" style:parent-style-name="Normal" style:family="paragraph">
      <style:paragraph-properties fo:text-align="center"/>
    </style:style>
  </office:automatic-styles>
  <office:body>
    <office:text text:use-soft-page-breaks="true">
      <text:p text:style-name="P1">REACT-ROUTING-APP</text:p>
      <text:p text:style-name="P2">Level 0: Context Diagram</text:p>
      <text:p text:style-name="P3">This level is the most abstract. It shows the system as a single process and how it interacts with external entities.</text:p>
      <text:p text:style-name="P4">External Entities:</text:p>
      <text:list text:style-name="LFO1" text:continue-numbering="true">
        <text:list-item>
          <text:p text:style-name="P5"><text:span text:style-name="T6">User</text:span><text:span text:style-name="T7">: The user interacts with the app through the UI, requesting different pages.</text:span></text:p>
        </text:list-item>
      </text:list>
      <text:p text:style-name="P8">System (React Application):</text:p>
      <text:list text:style-name="LFO2" text:continue-numbering="true">
        <text:list-item>
          <text:p text:style-name="P9"><text:span text:style-name="T10">React App</text:span><text:span text:style-name="T11">: Handles the routing and rendering of the appropriate components based on user actions (HomePage or AboutPage).</text:span></text:p>
        </text:list-item>
      </text:list>
      <text:p text:style-name="P12">Data Flow:</text:p>
      <text:list text:style-name="LFO3" text:continue-numbering="true">
        <text:list-item>
          <text:p text:style-name="P13"><text:span text:style-name="T14">User</text:span><text:span text:style-name="T15"><text:s/>→ Sends requests to the<text:s/></text:span><text:span text:style-name="T16">React App</text:span><text:span text:style-name="T17"><text:s/>to navigate between different pages (HomePage or AboutPage).</text:span></text:p>
        </text:list-item>
        <text:list-item>
          <text:p text:style-name="P18"><text:span text:style-name="T19">React App</text:span><text:span text:style-name="T20"><text:s/>→ Renders the respective components (HomePage or AboutPage) based on the route</text:span><text:span text:style-name="T21">.</text:span></text:p>
        </text:list-item>
      </text:list>
      <text:p text:style-name="P22"/>
      <text:p text:style-name="P23">Level 0 (Context Diagram)</text:p>
      <text:p text:style-name="P24"/>
      <text:p text:style-name="P25"/>
      <text:p text:style-name="P26"><text:s text:c="42"/>+----------+ <text:s text:c="8"/><text:s text:c="5"/>+------------+ <text:s text:c="8"/><text:s text:c="7"/>+------------+</text:p>
      <text:p text:style-name="P27">| <text:s/>User <text:s text:c="3"/>| &lt;---&gt; <text:s/>| React App <text:s/>| &lt;---&gt; <text:s/>| HomePage <text:s text:c="2"/>|</text:p>
      <text:p text:style-name="P28"><text:s text:c="43"/>+----------+ <text:s text:c="7"/><text:s text:c="5"/><text:s/>+------------+ <text:s text:c="7"/><text:s text:c="5"/><text:s/>+------------+</text:p>
      <text:p text:style-name="P29">|</text:p>
      <text:p text:style-name="P30">|</text:p>
      <text:p text:style-name="P31">v</text:p>
      <text:p text:style-name="P32">+------------+</text:p>
      <text:p text:style-name="P33">| AboutPage <text:s/>|</text:p>
      <text:p text:style-name="P34">+------------+ <text:s text:c="2"/></text:p>
      <text:p text:style-name="P35">Level 1 DFD</text:p>
      <text:p text:style-name="P36">This level breaks down the system into more specific processes and shows the flow of data between them.</text:p>
      <text:p text:style-name="P37">Processes:</text:p>
      <text:list text:style-name="LFO4" text:continue-numbering="true">
        <text:list-item>
          <text:p text:style-name="P38"><text:span text:style-name="T39">Routing Process</text:span><text:span text:style-name="T40">: Decides which page to render (either HomePage or AboutPage).</text:span></text:p>
        </text:list-item>
        <text:list-item>
          <text:p text:style-name="P41"><text:span text:style-name="T42">Page Rendering Process</text:span><text:span text:style-name="T43">: Each page is rendered based on the routing decision.</text:span></text:p>
        </text:list-item>
      </text:list>
      <text:p text:style-name="P44">Data Stores:</text:p>
      <text:soft-page-break/>
      <text:list text:style-name="LFO5" text:continue-numbering="true">
        <text:list-item>
          <text:p text:style-name="P45"><text:span text:style-name="T46">No specific data stores</text:span><text:span text:style-name="T47">: Your app, as it stands, doesn’t seem to have persistent data storage (e.g., database). It is a stateless web app with page rendering, so we don't have a traditional data store like in a database-driven system.</text:span></text:p>
        </text:list-item>
      </text:list>
      <text:p text:style-name="P48">Data Flow:</text:p>
      <text:list text:style-name="LFO6" text:continue-numbering="true">
        <text:list-item>
          <text:p text:style-name="P49"><text:span text:style-name="T50">User</text:span><text:span text:style-name="T51"><text:s/>→ Requests a page through navigation.</text:span></text:p>
        </text:list-item>
        <text:list-item>
          <text:p text:style-name="P52"><text:span text:style-name="T53">React App (Router)</text:span><text:span text:style-name="T54"><text:s/>→ Routes to the appropriate page (HomePage or AboutPage).</text:span></text:p>
        </text:list-item>
        <text:list-item>
          <text:p text:style-name="P55"><text:span text:style-name="T56">HomePage</text:span><text:span text:style-name="T57"><text:s/>and<text:s/></text:span><text:span text:style-name="T58">AboutPage</text:span><text:span text:style-name="T59"><text:s/>→ Display content based on routing</text:span><text:span text:style-name="T60">.</text:span></text:p>
        </text:list-item>
      </text:list>
      <text:p text:style-name="P61"/>
      <text:p text:style-name="P62">Level<text:s/>1<text:s/>(Context Diagram)</text:p>
      <text:p text:style-name="P63"/>
      <text:p text:style-name="P64">+----------+ <text:s text:c="8"/>+-------------------+</text:p>
      <text:p text:style-name="P65">| <text:s/>User <text:s text:c="3"/>| &lt;----&gt; <text:s/>| Routing Process <text:s text:c="2"/>|</text:p>
      <text:p text:style-name="P66">+----------+ <text:s text:c="8"/>+-------------------+</text:p>
      <text:p text:style-name="P67">| <text:s text:c="7"/>|</text:p>
      <text:p text:style-name="P68">| <text:s text:c="7"/>v</text:p>
      <text:p text:style-name="P69">| <text:s text:c="2"/>+------------+ <text:s text:c="6"/>+------------+</text:p>
      <text:p text:style-name="P70">| <text:s text:c="2"/>| HomePage <text:s text:c="2"/>| <text:s text:c="6"/>| AboutPage <text:s/>|</text:p>
      <text:p text:style-name="P71">| <text:s text:c="2"/>+------------+ <text:s text:c="6"/>+------------+</text:p>
      <text:p text:style-name="P72">v</text:p>
      <text:p text:style-name="P73">(Displays content)</text:p>
      <text:p text:style-name="P74"/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URAGHA P</meta:initial-creator>
    <dc:creator>ANURAGHA P</dc:creator>
    <meta:creation-date>2025-03-11T13:56:00Z</meta:creation-date>
    <dc:date>2025-03-11T15:00:00Z</dc:date>
    <meta:template xlink:href="Normal" xlink:type="simple"/>
    <meta:editing-cycles>1</meta:editing-cycles>
    <meta:editing-duration>PT1320S</meta:editing-duration>
    <meta:document-statistic meta:page-count="2" meta:paragraph-count="4" meta:word-count="301" meta:character-count="2016" meta:row-count="14" meta:non-whitespace-character-count="1719"/>
  </office:meta>
</office:document-meta>
</file>